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25pt"/>
    </style:style>
    <style:style style:name="co3" style:family="table-column">
      <style:table-column-properties fo:break-before="auto" style:column-width="93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ingle_dim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mentum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/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/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/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([.B7]-[.B2])" office:value-type="float" office:value="-0.140000000000001" calcext:value-type="float">
            <text:p>-0.140000000000001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([.B8]-[.B3])" office:value-type="float" office:value="0.0399999999999991" calcext:value-type="float">
            <text:p>0.039999999999999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([.B9]-[.B4])" office:value-type="float" office:value="0.350000000000001" calcext:value-type="float">
            <text:p>0.350000000000001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([.B10]-[.B5])" office:value-type="float" office:value="0.0699999999999967" calcext:value-type="float">
            <text:p>0.069999999999997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([.B11]-[.B6])" office:value-type="float" office:value="0.109999999999999" calcext:value-type="float">
            <text:p>0.109999999999999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([.B12]-[.B7])" office:value-type="float" office:value="0.0199999999999996" calcext:value-type="float">
            <text:p>0.02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([.B13]-[.B8])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([.B14]-[.B9])" office:value-type="float" office:value="-0.0500000000000007" calcext:value-type="float">
            <text:p>-0.050000000000001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([.B15]-[.B10])" office:value-type="float" office:value="0.370000000000001" calcext:value-type="float">
            <text:p>0.370000000000001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([.B16]-[.B11])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([.B17]-[.B12])"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([.B18]-[.B13])"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([.B19]-[.B14])"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([.B20]-[.B15])"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([.B21]-[.B16])"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([.B22]-[.B17])" office:value-type="float" office:value="-0.23" calcext:value-type="float">
            <text:p>-0.23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([.B23]-[.B18])" office:value-type="float" office:value="0.120000000000001" calcext:value-type="float">
            <text:p>0.120000000000001</text:p>
          </table:table-cell>
        </table:table-row>
        <table:table-row table:style-name="ro1">
          <table:table-cell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([.B24]-[.B19])" office:value-type="float" office:value="-0.18" calcext:value-type="float">
            <text:p>-0.18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([.B25]-[.B20])" office:value-type="float" office:value="-0.759999999999998" calcext:value-type="float">
            <text:p>-0.759999999999998</text:p>
          </table:table-cell>
        </table:table-row>
        <table:table-row table:style-name="ro1">
          <table:table-cell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([.B26]-[.B21])" office:value-type="float" office:value="-0.529999999999998" calcext:value-type="float">
            <text:p>-0.529999999999998</text:p>
          </table:table-cell>
        </table:table-row>
        <table:table-row table:style-name="ro1">
          <table:table-cell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([.B27]-[.B22])" office:value-type="float" office:value="-0.490000000000002" calcext:value-type="float">
            <text:p>-0.490000000000002</text:p>
          </table:table-cell>
        </table:table-row>
        <table:table-row table:style-name="ro1">
          <table:table-cell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([.B28]-[.B23])" office:value-type="float" office:value="-1.19" calcext:value-type="float">
            <text:p>-1.19</text:p>
          </table:table-cell>
        </table:table-row>
        <table:table-row table:style-name="ro1">
          <table:table-cell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([.B29]-[.B24])" office:value-type="float" office:value="-0.549999999999997" calcext:value-type="float">
            <text:p>-0.549999999999997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([.B30]-[.B25])" office:value-type="float" office:value="-0.790000000000003" calcext:value-type="float">
            <text:p>-0.790000000000003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([.B31]-[.B26])" office:value-type="float" office:value="-0.93" calcext:value-type="float">
            <text:p>-0.93</text:p>
          </table:table-cell>
        </table:table-row>
      </table:table>
      <table:table table:name="multi_dim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lose 1</text:p>
          </table:table-cell>
          <table:table-cell office:value-type="string" calcext:value-type="string">
            <text:p>Close 2</text:p>
          </table:table-cell>
          <table:table-cell office:value-type="string" calcext:value-type="string">
            <text:p>Momentum 1</text:p>
          </table:table-cell>
          <table:table-cell office:value-type="string" calcext:value-type="string">
            <text:p>Momentum 2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office:value-type="float" office:value="44.2" calcext:value-type="float">
            <text:p>4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office:value-type="float" office:value="43.4" calcext:value-type="float">
            <text:p>4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office:value-type="float" office:value="41.3" calcext:value-type="float">
            <text:p>4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office:value-type="float" office:value="42.34" calcext:value-type="float">
            <text:p>4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office:value-type="float" office:value="43.4" calcext:value-type="float">
            <text:p>43.4</text:p>
          </table:table-cell>
          <table:table-cell table:formula="of:=([.B7]-[.B2])" office:value-type="float" office:value="-0.140000000000001" calcext:value-type="float">
            <text:p>-0.140000000000001</text:p>
          </table:table-cell>
          <table:table-cell table:formula="of:=([.C7]-[.C2])"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office:value-type="float" office:value="43.65" calcext:value-type="float">
            <text:p>43.65</text:p>
          </table:table-cell>
          <table:table-cell table:formula="of:=([.B8]-[.B3])" office:value-type="float" office:value="0.0399999999999991" calcext:value-type="float">
            <text:p>0.039999999999999</text:p>
          </table:table-cell>
          <table:table-cell table:formula="of:=([.C8]-[.C3])" office:value-type="float" office:value="-0.550000000000004" calcext:value-type="float">
            <text:p>-0.550000000000004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office:value-type="float" office:value="44.2" calcext:value-type="float">
            <text:p>44.2</text:p>
          </table:table-cell>
          <table:table-cell table:formula="of:=([.B9]-[.B4])" office:value-type="float" office:value="0.350000000000001" calcext:value-type="float">
            <text:p>0.350000000000001</text:p>
          </table:table-cell>
          <table:table-cell table:formula="of:=([.C9]-[.C4])" office:value-type="float" office:value="0.800000000000004" calcext:value-type="float">
            <text:p>0.800000000000004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office:value-type="float" office:value="43.1" calcext:value-type="float">
            <text:p>43.1</text:p>
          </table:table-cell>
          <table:table-cell table:formula="of:=([.B10]-[.B5])" office:value-type="float" office:value="0.0699999999999967" calcext:value-type="float">
            <text:p>0.069999999999997</text:p>
          </table:table-cell>
          <table:table-cell table:formula="of:=([.C10]-[.C5])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office:value-type="float" office:value="45.3" calcext:value-type="float">
            <text:p>45.3</text:p>
          </table:table-cell>
          <table:table-cell table:formula="of:=([.B11]-[.B6])" office:value-type="float" office:value="0.109999999999999" calcext:value-type="float">
            <text:p>0.109999999999999</text:p>
          </table:table-cell>
          <table:table-cell table:formula="of:=([.C11]-[.C6])" office:value-type="float" office:value="2.95999999999999" calcext:value-type="float">
            <text:p>2.95999999999999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office:value-type="float" office:value="45.6" calcext:value-type="float">
            <text:p>45.6</text:p>
          </table:table-cell>
          <table:table-cell table:formula="of:=([.B12]-[.B7])" office:value-type="float" office:value="0.0199999999999996" calcext:value-type="float">
            <text:p>0.02</text:p>
          </table:table-cell>
          <table:table-cell table:formula="of:=([.C12]-[.C7])"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office:value-type="float" office:value="46" calcext:value-type="float">
            <text:p>46</text:p>
          </table:table-cell>
          <table:table-cell table:formula="of:=([.B13]-[.B8])" office:value-type="float" office:value="0.16" calcext:value-type="float">
            <text:p>0.16</text:p>
          </table:table-cell>
          <table:table-cell table:formula="of:=([.C13]-[.C8])"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office:value-type="float" office:value="47.3" calcext:value-type="float">
            <text:p>47.3</text:p>
          </table:table-cell>
          <table:table-cell table:formula="of:=([.B14]-[.B9])" office:value-type="float" office:value="-0.0500000000000007" calcext:value-type="float">
            <text:p>-0.050000000000001</text:p>
          </table:table-cell>
          <table:table-cell table:formula="of:=([.C14]-[.C9])" office:value-type="float" office:value="3.09999999999999" calcext:value-type="float">
            <text:p>3.09999999999999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office:value-type="float" office:value="45.3" calcext:value-type="float">
            <text:p>45.3</text:p>
          </table:table-cell>
          <table:table-cell table:formula="of:=([.B15]-[.B10])" office:value-type="float" office:value="0.370000000000001" calcext:value-type="float">
            <text:p>0.370000000000001</text:p>
          </table:table-cell>
          <table:table-cell table:formula="of:=([.C15]-[.C10])"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office:value-type="float" office:value="45.6" calcext:value-type="float">
            <text:p>45.6</text:p>
          </table:table-cell>
          <table:table-cell table:formula="of:=([.B16]-[.B11])" office:value-type="float" office:value="1.07" calcext:value-type="float">
            <text:p>1.07</text:p>
          </table:table-cell>
          <table:table-cell table:formula="of:=([.C16]-[.C11])" office:value-type="float" office:value="0.300000000000004" calcext:value-type="float">
            <text:p>0.300000000000004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office:value-type="float" office:value="45.8" calcext:value-type="float">
            <text:p>45.8</text:p>
          </table:table-cell>
          <table:table-cell table:formula="of:=([.B17]-[.B12])" office:value-type="float" office:value="1.9" calcext:value-type="float">
            <text:p>1.9</text:p>
          </table:table-cell>
          <table:table-cell table:formula="of:=([.C17]-[.C12])" office:value-type="float" office:value="0.199999999999996" calcext:value-type="float">
            <text:p>0.199999999999996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office:value-type="float" office:value="46.2" calcext:value-type="float">
            <text:p>46.2</text:p>
          </table:table-cell>
          <table:table-cell table:formula="of:=([.B18]-[.B13])" office:value-type="float" office:value="1.36" calcext:value-type="float">
            <text:p>1.36</text:p>
          </table:table-cell>
          <table:table-cell table:formula="of:=([.C18]-[.C13])" office:value-type="float" office:value="0.200000000000003" calcext:value-type="float">
            <text:p>0.200000000000003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office:value-type="float" office:value="45.2" calcext:value-type="float">
            <text:p>45.2</text:p>
          </table:table-cell>
          <table:table-cell table:formula="of:=([.B19]-[.B14])" office:value-type="float" office:value="1.45" calcext:value-type="float">
            <text:p>1.45</text:p>
          </table:table-cell>
          <table:table-cell table:formula="of:=([.C19]-[.C14])" office:value-type="float" office:value="-2.09999999999999" calcext:value-type="float">
            <text:p>-2.09999999999999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office:value-type="float" office:value="45.32" calcext:value-type="float">
            <text:p>45.32</text:p>
          </table:table-cell>
          <table:table-cell table:formula="of:=([.B20]-[.B15])" office:value-type="float" office:value="1.34" calcext:value-type="float">
            <text:p>1.34</text:p>
          </table:table-cell>
          <table:table-cell table:formula="of:=([.C20]-[.C15])" office:value-type="float" office:value="0.0200000000000031" calcext:value-type="float">
            <text:p>0.020000000000003</text:p>
          </table:table-cell>
        </table:table-row>
        <table:table-row table:style-name="ro1">
          <table:table-cell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office:value-type="float" office:value="44.9" calcext:value-type="float">
            <text:p>44.9</text:p>
          </table:table-cell>
          <table:table-cell table:formula="of:=([.B21]-[.B16])" office:value-type="float" office:value="0.27" calcext:value-type="float">
            <text:p>0.27</text:p>
          </table:table-cell>
          <table:table-cell table:formula="of:=([.C21]-[.C16])" office:value-type="float" office:value="-0.700000000000003" calcext:value-type="float">
            <text:p>-0.700000000000003</text:p>
          </table:table-cell>
        </table:table-row>
        <table:table-row table:style-name="ro1">
          <table:table-cell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office:value-type="float" office:value="44.85" calcext:value-type="float">
            <text:p>44.85</text:p>
          </table:table-cell>
          <table:table-cell table:formula="of:=([.B22]-[.B17])" office:value-type="float" office:value="-0.23" calcext:value-type="float">
            <text:p>-0.23</text:p>
          </table:table-cell>
          <table:table-cell table:formula="of:=([.C22]-[.C17])" office:value-type="float" office:value="-0.949999999999996" calcext:value-type="float">
            <text:p>-0.949999999999996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office:value-type="float" office:value="43.2" calcext:value-type="float">
            <text:p>43.2</text:p>
          </table:table-cell>
          <table:table-cell table:formula="of:=([.B23]-[.B18])" office:value-type="float" office:value="0.120000000000001" calcext:value-type="float">
            <text:p>0.120000000000001</text:p>
          </table:table-cell>
          <table:table-cell table:formula="of:=([.C23]-[.C18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office:value-type="float" office:value="41" calcext:value-type="float">
            <text:p>41</text:p>
          </table:table-cell>
          <table:table-cell table:formula="of:=([.B24]-[.B19])" office:value-type="float" office:value="-0.18" calcext:value-type="float">
            <text:p>-0.18</text:p>
          </table:table-cell>
          <table:table-cell table:formula="of:=([.C24]-[.C19])"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office:value-type="float" office:value="39.5" calcext:value-type="float">
            <text:p>39.5</text:p>
          </table:table-cell>
          <table:table-cell table:formula="of:=([.B25]-[.B20])" office:value-type="float" office:value="-0.759999999999998" calcext:value-type="float">
            <text:p>-0.759999999999998</text:p>
          </table:table-cell>
          <table:table-cell table:formula="of:=([.C25]-[.C20])" office:value-type="float" office:value="-5.82" calcext:value-type="float">
            <text:p>-5.82</text:p>
          </table:table-cell>
        </table:table-row>
        <table:table-row table:style-name="ro1">
          <table:table-cell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office:value-type="float" office:value="38.4" calcext:value-type="float">
            <text:p>38.4</text:p>
          </table:table-cell>
          <table:table-cell table:formula="of:=([.B26]-[.B21])" office:value-type="float" office:value="-0.529999999999998" calcext:value-type="float">
            <text:p>-0.529999999999998</text:p>
          </table:table-cell>
          <table:table-cell table:formula="of:=([.C26]-[.C21])" office:value-type="float" office:value="-6.5" calcext:value-type="float">
            <text:p>-6.5</text:p>
          </table:table-cell>
        </table:table-row>
        <table:table-row table:style-name="ro1">
          <table:table-cell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office:value-type="float" office:value="37.2" calcext:value-type="float">
            <text:p>37.2</text:p>
          </table:table-cell>
          <table:table-cell table:formula="of:=([.B27]-[.B22])" office:value-type="float" office:value="-0.490000000000002" calcext:value-type="float">
            <text:p>-0.490000000000002</text:p>
          </table:table-cell>
          <table:table-cell table:formula="of:=([.C27]-[.C22])" office:value-type="float" office:value="-7.65" calcext:value-type="float">
            <text:p>-7.65</text:p>
          </table:table-cell>
        </table:table-row>
        <table:table-row table:style-name="ro1">
          <table:table-cell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office:value-type="float" office:value="39.3" calcext:value-type="float">
            <text:p>39.3</text:p>
          </table:table-cell>
          <table:table-cell table:formula="of:=([.B28]-[.B23])" office:value-type="float" office:value="-1.19" calcext:value-type="float">
            <text:p>-1.19</text:p>
          </table:table-cell>
          <table:table-cell table:formula="of:=([.C28]-[.C23])" office:value-type="float" office:value="-3.90000000000001" calcext:value-type="float">
            <text:p>-3.90000000000001</text:p>
          </table:table-cell>
        </table:table-row>
        <table:table-row table:style-name="ro1">
          <table:table-cell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office:value-type="float" office:value="40.2" calcext:value-type="float">
            <text:p>40.2</text:p>
          </table:table-cell>
          <table:table-cell table:formula="of:=([.B29]-[.B24])" office:value-type="float" office:value="-0.549999999999997" calcext:value-type="float">
            <text:p>-0.549999999999997</text:p>
          </table:table-cell>
          <table:table-cell table:formula="of:=([.C29]-[.C24])" office:value-type="float" office:value="-0.799999999999997" calcext:value-type="float">
            <text:p>-0.799999999999997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office:value-type="float" office:value="41.3" calcext:value-type="float">
            <text:p>41.3</text:p>
          </table:table-cell>
          <table:table-cell table:formula="of:=([.B30]-[.B25])" office:value-type="float" office:value="-0.790000000000003" calcext:value-type="float">
            <text:p>-0.790000000000003</text:p>
          </table:table-cell>
          <table:table-cell table:formula="of:=([.C30]-[.C25])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office:value-type="float" office:value="44" calcext:value-type="float">
            <text:p>44</text:p>
          </table:table-cell>
          <table:table-cell table:formula="of:=([.B31]-[.B26])" office:value-type="float" office:value="-0.93" calcext:value-type="float">
            <text:p>-0.93</text:p>
          </table:table-cell>
          <table:table-cell table:formula="of:=([.C31]-[.C26])" office:value-type="float" office:value="5.6" calcext:value-type="float">
            <text:p>5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/00/0000</text:date>, <text:time style:data-style-name="N2" text:time-value="22:25:23.290082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9:36:44.877976159</meta:creation-date>
    <dc:date>2018-08-16T22:32:49.950536164</dc:date>
    <meta:editing-duration>PT11M10S</meta:editing-duration>
    <meta:editing-cycles>8</meta:editing-cycles>
    <meta:generator>LibreOffice/6.0.6.2$Linux_X86_64 LibreOffice_project/00m0$Build-2</meta:generator>
    <meta:document-statistic meta:table-count="2" meta:cell-count="233" meta:object-count="0"/>
  </office:meta>
</office:document-meta>
</file>